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language="de" fo:country="DE" style:text-underline-style="solid" style:text-underline-width="auto" style:text-underline-color="font-color" fo:font-weight="bold" officeooo:rsid="001d1052" officeooo:paragraph-rsid="001d1052" style:font-weight-asian="bold" style:font-weight-complex="bold"/>
    </style:style>
    <style:style style:name="P2" style:family="paragraph" style:parent-style-name="Standard">
      <style:text-properties fo:language="de" fo:country="DE" style:text-underline-style="solid" style:text-underline-width="auto" style:text-underline-color="font-color" fo:font-weight="normal" officeooo:rsid="001d7fe1" officeooo:paragraph-rsid="001d7fe1" style:font-weight-asian="normal" style:font-weight-complex="normal"/>
    </style:style>
    <style:style style:name="P3" style:family="paragraph" style:parent-style-name="Standard">
      <style:text-properties fo:language="de" fo:country="DE" style:text-underline-style="none" fo:font-weight="bold" officeooo:rsid="001d7fe1" officeooo:paragraph-rsid="001d7fe1" style:font-weight-asian="bold" style:font-weight-complex="bold"/>
    </style:style>
    <style:style style:name="P4" style:family="paragraph" style:parent-style-name="Standard">
      <style:text-properties fo:language="de" fo:country="DE" style:text-underline-style="none" fo:font-weight="normal" officeooo:rsid="001d7fe1" officeooo:paragraph-rsid="001d7fe1" style:font-weight-asian="normal" style:font-weight-complex="normal"/>
    </style:style>
    <style:style style:name="P5" style:family="paragraph" style:parent-style-name="Standard">
      <style:text-properties fo:language="de" fo:country="DE" style:text-underline-style="none" fo:font-weight="bold" officeooo:rsid="001d7fe1" officeooo:paragraph-rsid="001d7fe1" style:font-weight-asian="bold" style:font-weight-complex="bold"/>
    </style:style>
    <style:style style:name="P6" style:family="paragraph" style:parent-style-name="Standard">
      <style:text-properties fo:language="de" fo:country="DE" style:text-underline-style="none" fo:font-weight="bold" officeooo:rsid="001e7473" officeooo:paragraph-rsid="001e7473" style:font-weight-asian="bold" style:font-weight-complex="bold"/>
    </style:style>
    <style:style style:name="P7" style:family="paragraph" style:parent-style-name="Standard">
      <style:text-properties fo:language="de" fo:country="DE" style:text-underline-style="none" fo:font-weight="normal" officeooo:rsid="001e7473" officeooo:paragraph-rsid="001e7473" style:font-weight-asian="normal" style:font-weight-complex="normal"/>
    </style:style>
    <style:style style:name="T1" style:family="text">
      <style:text-properties style:text-underline-style="solid" style:text-underline-width="auto" style:text-underline-color="font-color"/>
    </style:style>
    <style:style style:name="T2"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otizen für den Bericht</text:p>
      <text:p text:style-name="P2"/>
      <text:p text:style-name="P6">Motivation</text:p>
      <text:p text:style-name="P6"/>
      <text:p text:style-name="P7">Meine Motivation für die Erstellung dieser Tutorial Reihe lässt sich in drei Beweggründe unterteilen, die auf einigen Problemen (AW) beruhen, die mir in dem Auseinandersetzen (AW) mit dem Thema aufgefallen sind:</text:p>
      <text:p text:style-name="P7">1<text:span text:style-name="T2">. Kaum ausführliche und leicht zugängliche deutsche Tutorials</text:span></text:p>
      <text:p text:style-name="P7"><text:span text:style-name="T1">Problem</text:span>: Deutsche Tutorials zur Textklassifikation sind eine Rarität. Vor allem frei zugängliche Tutorials findet man kaum. Tutorials wie das Tutorial der Webseite (<text:a xlink:type="simple" xlink:href="https://www.python-kurs.eu/text_klassifikation_einfuehrung.php" text:style-name="Internet_20_link" text:visited-style-name="Visited_20_Internet_20_Link">https://www.python-kurs.eu/text_klassifikation_einfuehrung.php</text:a>") Python-Kurs.eu bieten im besten Fall einen kurzen Einblick in das Thema. Englische Tutorials gibt es jedoch ziemlich viele Tutorials, von denen einige ziemlich gut sind. Diese Tutorials haben jedoch zwei Probleme (AW), die diese Tutorial-Reihe beheben möchte. Zum einen sind sie nur englischer Sprache verfasst und befassen sich beinahe ausschließlich mit englischen Datensätzen (dazu in Punkt 2 mehr). Zum anderen bestehen sie oft nur aus Blog-Einträgen oder kurzen Videos, die wie das Tutorial vom (<text:a xlink:type="simple" xlink:href="https://www.python-kurs.eu/text_klassifikation_einfuehrung.php" text:style-name="Internet_20_link" text:visited-style-name="Visited_20_Internet_20_Link">https://www.python-kurs.eu/text_klassifikation_einfuehrung.php</text:a>") Python-Kurs.eu <text:s/>nur einen kurzen Einblick in die Textklassifikation bieten. Natürlich gibt es immer noch genügend herausragende und ausführliche Tutorials wie bspw. die losen Tutorialblogeinträge von (<text:a xlink:type="simple" xlink:href="https://machinelearningmastery.com/?s=text+classification&amp;post_type=post&amp;submit=Search" text:style-name="Internet_20_link" text:visited-style-name="Visited_20_Internet_20_Link">https://machinelearningmastery.com/?s=text+classification&amp;post_type=post&amp;submit=Search</text:a>") Machine Learning Mastery.</text:p>
      <text:p text:style-name="P7"><text:span text:style-name="T1">Lösung</text:span>: Das Problem des Mangels an deutschen Textklassifikationstutorials soll mit der Tatsache, dass diese Tutorial Reihe in deutsch verfasst wird, lösen. Es wird versucht, einen guten Grad zwischen einem zu allgeimen und zu ausführlichen Tutorial für die Textklassifikation zu bieten. Da es jedoch auch gute englische Tutorialreihen gibt und ich mit meinen Tutorials nicht versuchen will, die Arbeit von anderen Tutorials zu missachten, wird in dieser Reihe immer wieder auf Tutorials verwiesen, wenn ich der Meinung bin, dass es ins aktuelle Konzept passt und man es selbst nicht besser, auch nicht in deutscher Sprache, <text:s/>ausdrücken könnte. Oft wird aber versucht, mindestens eine Übersetzung oder leichte Abwandlung dieser Tutorials zu bieten, um eine Einheitlichkeit der Sprache zu gewährleisten. Die entsprechenden Stellen, an denen ich auf andere Tutorials zurückgreife, werden entsprechend markiert.&lt;br&gt;</text:p>
      <text:p text:style-name="P7">2. &lt;b&gt;Tutorial mit selbsterstellten deutschen Daten&lt;/b&gt;&lt;br&gt;</text:p>
      <text:p text:style-name="P7">&lt;u&gt;Problem&lt;/u&gt;: In der heutigen Zeit wird viel auf englisch gelesen (AF!!!!!!!!!). Vor allem im Bereich der Informatik sind die meisten Publikationen in englischer Sprache und beinahe alle Programmiersprachen basieren auf ihr. Deutschsprachige Informatiker sind es gewohnt, Wissen auf Englisch vermittelt zu bekommen. Deshalb scheint meine Motivation aus dem vorherigen Punkt auf dem ersten Blick vielleicht überflüssig erscheinen. Jedoch behandeln englische Tutorials zu Textklassifikation meistens auch englische Daten. Diese sind in den seltensten Fällen selbst erstellt, oft werden die gleichen Testdatensätze immer wieder genutzt.</text:p>
      <text:p text:style-name="P7">&lt;u&gt;Lösung&lt;/u&gt;: Ich möchte </text:p>
      <text:p text:style-name="P7">Keine reine Übersetzung von englischen Tutorials</text:p>
      <text:p text:style-name="P7">3. &lt;b&gt;Tutorial primär für Studierende der Digital Humanities&lt;/b&gt;</text:p>
      <text:p text:style-name="P7"/>
      <text:p text:style-name="P7"/>
      <text:p text:style-name="P7"/>
      <text:p text:style-name="P7">- idee war, ein allumfassendes Tutorial in deutscher Sprache zu bieten, dass ansonsten nicht wirklich gegeben ist bzw. nicht in diesem Rahmen</text:p>
      <text:p text:style-name="P7">- Tutorials in englischer Sprache gibt es viele, vor allem zwei sind gut (Monkey learn; Machine Learning Mastery --&gt; bei ersterem werden jedoch nur Grundkonzepte gut vermittelt, leider jedoch eigene Software beworben; das zweite ist genial, jedoch auf englisch mit englischen Daten; Tutorials als Blogformat wirkt Eindruck von nicht gebündelt sein)</text:p>
      <text:p text:style-name="P7"><text:soft-page-break/>- mir war wichtig, dass tutorial in deutsch, aber vor allem mit deutschen Daten gibt. das ist seltenheit, was schade ist, da fokus auf englische daten in tutorials und wissenschaften nicht immer aufs deutsche transferien lassen, da deutsch besonderheiten haben</text:p>
      <text:p text:style-name="P7">- zudem war mir wichtig, dass es eine tutorial reihe ist, die nicht versucht, rad neu zu erfinden, sondern auch von anderen tutorials elemente übernimmt und ins eigene konzept übernimmt. arbeit soll aber nicht nur an mir liegen, vertiefende lese aufgaben oder nutzung von anderen tutorials werden an gewissen stellen dann vorausgesetzt und explizit gekennzeichnet.</text:p>
      <text:p text:style-name="P7">- zuletzt war mir wichtig, dass es vor allem für Studierende der DH ist, die einen Bachelor haben (also nicht bei 0) anfangen und vllt im master sind oder sich auf master vorbereiten. dh konzepte werden teilweise vllt unterbewusst vorausgetzt, vor allem wird verständnis für mathematik NICHT allumfassend vorausgesetzt (nur schulmathematik). vor allem auftretende mathematik aufgaben und probleme sollen entweder ausführlich aber simpel behandelt werden oder aber auf simple erklärungen soll verwiesen werden. die meisten tutorials richten sich an informatiker, die aufgrund des wesen ihres studiums viel mathematik vermittelt bekommen. mehr für diese Motivation befindet sich im nächsten Abschnitt "An wen ist diese Tutorial Reihe gerichtet?"</text:p>
      <text:p text:style-name="P3"/>
      <text:p text:style-name="P3">Kapitel 3</text:p>
      <text:p text:style-name="P4">Probleme/Erläuterungen für Bericht:</text:p>
      <text:p text:style-name="P4">- wie weit Feature Engineering beschreiben, wenn Fokus später auf DL liegt?</text:p>
      <text:p text:style-name="P4">- Wieviele Möglichkeiten von BoW beschreiben?</text:p>
      <text:p text:style-name="P4">- Beispiel von Monkey Learning war gut, musste aber übersetzt werden. hier ist die deutsche sprache wieder problematisch, wegen den konjugation etc. einige wörter wurden ausgetauscht</text:p>
      <text:p text:style-name="P4">- die idee bei diesem teil war es, dass sehr einfach ein paar grundzüge und herangehensweisen von klassifikation erklärt werden können</text:p>
      <text:p text:style-name="P4"><text:s text:c="4"/>- wahl des verfahrens: wurde hier abgenommen, wird später dann genauer erläutert</text:p>
      <text:p text:style-name="P4"><text:s text:c="4"/>- inhalt: was ist das verfahren überhaupt? eine auseinandersetzung mit verfahren ist vorteilhaft, es wurde aber wert darauf gelegt, dass es nicht zu tief in die materie geht, vor allem was den mathematischen aspekt angeht. deshalb wurde die mathematik einfach gehalten und ausreichend erklärt.</text:p>
      <text:p text:style-name="P4"><text:s text:c="4"/>- mathematik: jedes verfahren basiert natürlich auf einer mathematik. geisteswissenschaftler, also auch dhler, scheuen sich aber etwas davor, da der umgang mit formeln nicht geübt ist wie bei informatikern, mathematiker oder allgemein naturwissenschaftlern. hier ist es also wichtig, die mathematik gut und einfach zu erklären und vor allem mathematik, die nicht gebraucht wird, wegzulassen. zu viel sollte m.E. jedoch nicht weggelassen werden, da ein basis verständnis hilft, die verfahren zu verstehen. da in späteren kapiteln der anteil der mathematik zunehmen würde, wurden hier basis rechnung ausführlich erklärt, damit der leser ein verständnis dafür bekommt, ohne abgeschreckt zu werden.</text:p>
      <text:p text:style-name="P4"><text:s text:c="4"/>- info boxen: für diese wurde sich bewusst entschieden, da sie nicht direkt in den text gepasst haben, aber wichtig sind. feature engineering und bow wurden mit einem satz im "fließtext" erklärt und in der info box etwas ausführlicher beleuchtet.</text:p>
      <text:p text:style-name="P4"><text:s text:c="4"/>- einfaches bespiel ohne programmierung: ich finde, dass rechenbeispiele sehr gut helfen, ein verfahren zu verstehen. hätte ich hier direkt mit einem sci kit learn beispiel angefangen, wäre ein tieferes verständnis von naive bayes nicht gegeben. der leser könnte zwar daten klassifizieren, was sci kit learn aber eigentlich im hintergrund macht, bleibt ihm verwehrt. deswegen wurde hier sehr sehr ausfürlich das verfahren per Hand gerechnet. der leser versteht so, was eigentlich gemacht werden und kann sich vorstellen, wieso ein programmiermehtode sinnvoll ist, vor allem bei vielen Daten. dieses einfache beispiel ist sinnbildlich für die funktionsweise von textklassifikationsverfahren. es war jedoch klar/ es wurde sich bewusst dazu entschieden, nicht für jedes weitere verfahren ein händisches rechenbeispiel zu liefern, da dies zu viel des guten wäre und sich zu vieles wiederholen würde. in nächsten verfahren, logistic regression, soll dies noch einmal wiederholt, damit sollte eine gute intuition gegeben sein, was der computer da eigentlich rechnet.</text:p>
      <text:p text:style-name="P4"><text:soft-page-break/><text:s text:c="4"/>- relevanz des kapitels: dieses kapitel ist sehr zentral für die tutorial reihe. ich erkläre viele konzepte, ideen und schließe wichtige wissenslücken. auf all das komme ich aber nochmal zurück und das wissen, was hier vermittelt, ist grundlegend für die klassifikation mit dl. deshalb ist es auch sehr ausführlich, teilweise schon sehr simpel. Ich fand das aber wichtig, da diese Dinge, die hier erklärt wurden, 100% verstanden werden müssen, um die Text klassifikation mit DL Modellen zu verstehen, vor allem weil da viele neue dinge kommen, bei denen es nur unmotivierend wäre, ohne vorwissen hinzugehen. Ein paar Beispiele wären dense und sparse Matrizen, fit_transform.</text:p>
      <text:p text:style-name="P4"><text:s text:c="4"/>- wichtig war mir hier auch, einen sehr kleinen datensatz zu verwenden, der auch dafür hinhalten kann, es per hand durchzurechenen wie in abschnitt ??. so kann man auch bei den scikit learn implementierungen die outputs gut verstehen, da man die Matrizen gut zurücktransformieren kann in eine verständliche Repräsentation.</text:p>
      <text:p text:style-name="P4"><text:s text:c="4"/>- sci kit learn:</text:p>
      <text:p text:style-name="P4"><text:s text:c="4"/>- datensatz mit naive bayes:</text:p>
      <text:p text:style-name="P4"><text:s text:c="4"/>- erweiterung mit tf idf und n-gramme: ICH: vllt erst nächstes kapite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21T15:42:58.245189104</meta:creation-date>
    <dc:date>2019-08-22T16:50:06.856224264</dc:date>
    <meta:editing-duration>PT3M8S</meta:editing-duration>
    <meta:editing-cycles>3</meta:editing-cycles>
    <meta:generator>LibreOffice/6.0.7.3$Linux_X86_64 LibreOffice_project/00m0$Build-3</meta:generator>
    <meta:document-statistic meta:table-count="0" meta:image-count="0" meta:object-count="0" meta:page-count="3" meta:paragraph-count="32" meta:word-count="1273" meta:character-count="9020" meta:non-whitespace-character-count="7737"/>
  </office:meta>
</office:document-meta>
</file>